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1F4000001F4B1F23EB3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79cm"/>
    </style:style>
    <style:style style:name="gr3" style:family="graphic" style:parent-style-name="standard">
      <style:graphic-properties draw:stroke="none" svg:stroke-color="#000000" draw:fill="none" draw:fill-color="#ffffff" fo:min-height="1.27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2.455cm" fo:margin-top="0.1cm" fo:margin-bottom="0.1cm" fo:line-height="100%" fo:text-align="start" fo:text-indent="0cm"/>
      <style:text-properties fo:font-size="48pt" style:font-size-asian="48pt" style:font-size-complex="48pt"/>
    </style:style>
    <style:style style:name="P3" style:family="paragraph">
      <style:paragraph-properties fo:margin-left="0cm" fo:margin-right="2.455cm" fo:margin-top="0.1cm" fo:margin-bottom="0.1cm" fo:line-height="100%" fo:text-align="start" fo:text-indent="0cm"/>
      <style:text-properties fo:font-family="Granada" style:font-pitch="variable" fo:font-size="48pt" fo:font-weight="normal" style:font-size-asian="48pt" style:font-weight-asian="normal" style:font-size-complex="48pt" style:font-weight-complex="normal"/>
    </style:style>
    <style:style style:name="P4" style:family="paragraph">
      <style:paragraph-properties fo:margin-left="0cm" fo:margin-right="2.2cm" fo:text-align="start" fo:text-indent="0cm"/>
    </style:style>
    <style:style style:name="P5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style:use-window-font-color="true" style:text-outline="false" style:text-line-through-style="none" fo:font-family="Granada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style style:name="T2" style:family="text">
      <style:text-properties style:use-window-font-color="true" style:text-outline="false" style:text-line-through-style="none" fo:font-family="Granada" style:font-pitch="variable" fo:font-size="48pt" fo:font-style="normal" fo:text-shadow="none" style:text-underline-style="none" fo:font-weight="normal" style:letter-kerning="true" style:font-family-asian="'DejaVu Sans'" style:font-family-generic-asian="system" style:font-pitch-asian="variable" style:font-size-asian="48pt" style:font-style-asian="normal" style:font-weight-asian="normal" style:font-family-complex="'DejaVu Sans'" style:font-family-generic-complex="system" style:font-pitch-complex="variable" style:font-size-complex="48pt" style:font-style-complex="normal" style:font-weight-complex="normal" style:text-emphasize="none" style:font-relief="none"/>
    </style:style>
    <style:style style:name="T3" style:family="text">
      <style:text-properties fo:font-family="'Bitstream Vera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4" style:family="text">
      <style:text-properties fo:font-family="'Bitstream Vera Sans'" style:font-family-generic="swiss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945cm" svg:height="4.445cm" svg:x="0cm" svg:y="0cm">
          <draw:image xlink:href="Pictures/10000201000001F4000001F4B1F23EB3.png" xlink:type="simple" xlink:show="embed" xlink:actuate="onLoad">
            <text:p/>
          </draw:image>
        </draw:frame>
        <draw:frame draw:style-name="gr2" draw:text-style-name="P3" draw:layer="layout" svg:width="14.335cm" svg:height="3.219cm" svg:x="4.815cm" svg:y="0.1cm">
          <draw:text-box>
            <text:p text:style-name="P2"><text:span text:style-name="T1">movsim</text:span><text:span text:style-name="T2">.org</text:span></text:p>
          </draw:text-box>
        </draw:frame>
        <draw:frame draw:style-name="gr3" draw:layer="layout" svg:width="19.59cm" svg:height="1.52cm" svg:x="1cm" svg:y="6.08cm">
          <draw:text-box>
            <text:p/>
          </draw:text-box>
        </draw:frame>
        <draw:frame draw:style-name="standard" draw:text-style-name="P5" draw:layer="layout" svg:width="19.59cm" svg:height="0.903cm" svg:x="-0.265cm" svg:y="4.445cm">
          <draw:text-box>
            <text:p text:style-name="P4"><text:span text:style-name="T3">m</text:span><text:span text:style-name="T4">ulti-model </text:span><text:span text:style-name="T3">o</text:span><text:span text:style-name="T4">pen-source </text:span><text:span text:style-name="T3">v</text:span><text:span text:style-name="T4">ehicular traffic </text:span><text:span text:style-name="T3">sim</text:span><text:span text:style-name="T4">ulat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748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8-15T20:51:44</meta:creation-date>
    <dc:date>2012-08-15T21:12:59</dc:date>
    <meta:editing-duration>PT00H20M52S</meta:editing-duration>
    <meta:editing-cycles>8</meta:editing-cycles>
    <meta:generator>OpenOffice.org/3.0$Unix OpenOffice.org_project/300m15$Build-9379</meta:generator>
    <meta:document-statistic meta:object-count="4"/>
    <meta:user-defined meta:name="Info 1"/>
    <meta:user-defined meta:name="Info 2"/>
    <meta:user-defined meta:name="Info 3"/>
    <meta:user-defined meta:name="Info 4"/>
  </office:meta>
</office:document-meta>
</file>